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663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2cm" svg:x="18.5cm" svg:y="6.5cm">
          <text:p text:style-name="P1">srv-1</text:p>
        </draw:rect>
        <draw:rect draw:style-name="gr2" draw:text-style-name="P2" draw:layer="layout" svg:width="2cm" svg:height="1.5cm" svg:x="17cm" svg:y="11cm">
          <text:p text:style-name="P1"><text:span text:style-name="T1">Host-1</text:span></text:p>
        </draw:rect>
        <draw:line draw:style-name="gr3" draw:text-style-name="P1" draw:layer="layout" svg:x1="15.5cm" svg:y1="15cm" svg:x2="12.5cm" svg:y2="12.5cm">
          <text:p/>
        </draw:line>
        <draw:ellipse draw:style-name="gr4" draw:text-style-name="P1" draw:layer="layout" svg:width="3cm" svg:height="2cm" svg:x="4.5cm" svg:y="7cm">
          <text:p text:style-name="P1">Chk 1</text:p>
        </draw:ellipse>
        <draw:frame draw:style-name="gr5" draw:text-style-name="P3" draw:layer="layout" svg:width="4.706cm" svg:height="0.725cm" svg:x="7.794cm" svg:y="6.775cm">
          <draw:text-box>
            <text:p><text:span text:style-name="T1">Check return = Critical</text:span></text:p>
          </draw:text-box>
        </draw:frame>
        <draw:line draw:style-name="gr6" draw:text-style-name="P1" draw:layer="layout" svg:x1="5.5cm" svg:y1="9cm" svg:x2="4cm" svg:y2="11cm">
          <text:p/>
        </draw:line>
        <draw:ellipse draw:style-name="gr7" draw:text-style-name="P1" draw:layer="layout" svg:width="3cm" svg:height="2cm" svg:x="2cm" svg:y="11cm">
          <text:p text:style-name="P1">Chk 2</text:p>
        </draw:ellipse>
        <draw:line draw:style-name="gr3" draw:text-style-name="P1" draw:layer="layout" svg:x1="12.5cm" svg:y1="8cm" svg:x2="7.5cm" svg:y2="8cm">
          <text:p/>
        </draw:line>
        <draw:ellipse draw:style-name="gr7" draw:text-style-name="P1" draw:layer="layout" svg:width="3cm" svg:height="2cm" svg:x="5.5cm" svg:y="11cm">
          <text:p text:style-name="P1">Chk 3</text:p>
        </draw:ellipse>
        <draw:ellipse draw:style-name="gr7" draw:text-style-name="P1" draw:layer="layout" svg:width="3cm" svg:height="2cm" svg:x="9cm" svg:y="11cm">
          <text:p text:style-name="P1">Chk 4</text:p>
        </draw:ellipse>
        <draw:line draw:style-name="gr6" draw:text-style-name="P1" draw:layer="layout" svg:x1="5.5cm" svg:y1="9cm" svg:x2="6.5cm" svg:y2="11cm">
          <text:p/>
        </draw:line>
        <draw:line draw:style-name="gr6" draw:text-style-name="P1" draw:layer="layout" svg:x1="5.5cm" svg:y1="9cm" svg:x2="10cm" svg:y2="11cm">
          <text:p/>
        </draw:line>
        <draw:line draw:style-name="gr6" draw:text-style-name="P1" draw:layer="layout" svg:x1="20.5cm" svg:y1="8.5cm" svg:x2="18cm" svg:y2="11cm">
          <text:p/>
        </draw:line>
        <draw:rect draw:style-name="gr2" draw:text-style-name="P2" draw:layer="layout" svg:width="2cm" svg:height="1.5cm" svg:x="20cm" svg:y="11cm">
          <text:p text:style-name="P1"><text:span text:style-name="T1">srv-2</text:span></text:p>
        </draw:rect>
        <draw:line draw:style-name="gr6" draw:text-style-name="P1" draw:layer="layout" svg:x1="20.5cm" svg:y1="8.5cm" svg:x2="21cm" svg:y2="11cm">
          <text:p/>
        </draw:line>
        <draw:line draw:style-name="gr6" draw:text-style-name="P1" draw:layer="layout" svg:x1="20.5cm" svg:y1="8.5cm" svg:x2="24cm" svg:y2="11cm">
          <text:p/>
        </draw:line>
        <draw:rect draw:style-name="gr2" draw:text-style-name="P2" draw:layer="layout" svg:width="2cm" svg:height="1.5cm" svg:x="23cm" svg:y="11cm">
          <text:p text:style-name="P1"><text:span text:style-name="T1">srv-3</text:span></text:p>
        </draw:rect>
        <draw:frame draw:style-name="gr5" draw:text-style-name="P3" draw:layer="layout" svg:width="2.009cm" svg:height="0.725cm" svg:x="20.991cm" svg:y="10cm">
          <draw:text-box>
            <text:p><text:span text:style-name="T1">srv_dep</text:span></text:p>
          </draw:text-box>
        </draw:frame>
        <draw:frame draw:style-name="gr5" draw:text-style-name="P3" draw:layer="layout" svg:width="4.443cm" svg:height="1.199cm" svg:x="8.5cm" svg:y="9cm">
          <draw:text-box>
            <text:p><text:span text:style-name="T1">Raise dep checks (if</text:span></text:p>
            <text:p><text:span text:style-name="T1">not in cache horizon)</text:span></text:p>
          </draw:text-box>
        </draw:frame>
        <draw:frame draw:style-name="gr5" draw:text-style-name="P3" draw:layer="layout" svg:width="2.915cm" svg:height="1.199cm" svg:x="4cm" svg:y="6cm">
          <draw:text-box>
            <text:p><text:span text:style-name="T1">Depends on:</text:span></text:p>
            <text:p><text:span text:style-name="T1">2,3,4</text:span></text:p>
          </draw:text-box>
        </draw:frame>
        <draw:frame draw:style-name="gr5" draw:text-style-name="P3" draw:layer="layout" svg:width="3.626cm" svg:height="1.199cm" svg:x="1.5cm" svg:y="13cm">
          <draw:text-box>
            <text:p><text:span text:style-name="T1">Depends on me:</text:span></text:p>
            <text:p><text:span text:style-name="T1">1, 5</text:span></text:p>
          </draw:text-box>
        </draw:frame>
        <draw:frame draw:style-name="gr5" draw:text-style-name="P3" draw:layer="layout" svg:width="3.626cm" svg:height="1.199cm" svg:x="5.374cm" svg:y="13cm">
          <draw:text-box>
            <text:p><text:span text:style-name="T1">Depends on me:</text:span></text:p>
            <text:p><text:span text:style-name="T1">1</text:span></text:p>
          </draw:text-box>
        </draw:frame>
        <draw:frame draw:style-name="gr5" draw:text-style-name="P3" draw:layer="layout" svg:width="3.626cm" svg:height="1.199cm" svg:x="8.874cm" svg:y="13cm">
          <draw:text-box>
            <text:p><text:span text:style-name="T1">Depends on me:</text:span></text:p>
            <text:p><text:span text:style-name="T1">1</text:span></text:p>
          </draw:text-box>
        </draw:frame>
        <draw:ellipse draw:style-name="gr4" draw:text-style-name="P1" draw:layer="layout" svg:width="3cm" svg:height="2cm" svg:x="1.5cm" svg:y="3.5cm">
          <text:p text:style-name="P1">Chk 5</text:p>
        </draw:ellipse>
        <draw:frame draw:style-name="gr5" draw:text-style-name="P3" draw:layer="layout" svg:width="4.706cm" svg:height="0.725cm" svg:x="4.794cm" svg:y="3.275cm">
          <draw:text-box>
            <text:p><text:span text:style-name="T1">Check return = Critical</text:span></text:p>
          </draw:text-box>
        </draw:frame>
        <draw:line draw:style-name="gr3" draw:text-style-name="P1" draw:layer="layout" svg:x1="9.5cm" svg:y1="4.5cm" svg:x2="4.5cm" svg:y2="4.5cm">
          <text:p/>
        </draw:line>
        <draw:line draw:style-name="gr6" draw:text-style-name="P1" draw:layer="layout" svg:x1="3cm" svg:y1="5.5cm" svg:x2="4cm" svg:y2="11cm">
          <text:p/>
        </draw:line>
        <draw:frame draw:style-name="gr5" draw:text-style-name="P3" draw:layer="layout" svg:width="2.915cm" svg:height="1.199cm" svg:x="1.585cm" svg:y="2.301cm">
          <draw:text-box>
            <text:p><text:span text:style-name="T1">Depends on:</text:span></text:p>
            <text:p><text:span text:style-name="T1">2</text:span></text:p>
          </draw:text-box>
        </draw:frame>
        <draw:rect draw:style-name="gr1" draw:text-style-name="P1" draw:layer="layout" svg:width="4cm" svg:height="2cm" svg:x="15cm" svg:y="3.5cm">
          <text:p text:style-name="P1">srv-5</text:p>
        </draw:rect>
        <draw:line draw:style-name="gr6" draw:text-style-name="P1" draw:layer="layout" svg:x1="17cm" svg:y1="5.5cm" svg:x2="18cm" svg:y2="11cm">
          <text:p/>
        </draw:line>
        <draw:frame draw:style-name="gr5" draw:text-style-name="P3" draw:layer="layout" svg:width="7.119cm" svg:height="1.673cm" svg:x="15.5cm" svg:y="14.275cm">
          <draw:text-box>
            <text:p><text:span text:style-name="T1">Check return = Critical</text:span></text:p>
            <text:p><text:span text:style-name="T1">For one of 2,3,4? → not the fault of</text:span></text:p>
            <text:p><text:span text:style-name="T1">Chk 1 or 5, so no notifications</text:span></text:p>
          </draw:text-box>
        </draw:frame>
        <draw:ellipse draw:style-name="gr4" draw:text-style-name="P1" draw:layer="layout" svg:width="2.5cm" svg:height="1.5cm" svg:x="18.5cm" svg:y="16cm">
          <text:p text:style-name="P1">Chk</text:p>
        </draw:ellipse>
        <draw:frame draw:style-name="gr5" draw:text-style-name="P3" draw:layer="layout" svg:width="3.745cm" svg:height="0.725cm" svg:x="21.255cm" svg:y="16.275cm">
          <draw:text-box>
            <text:p><text:span text:style-name="T1">Status : Wait dep</text:span></text:p>
          </draw:text-box>
        </draw:frame>
        <draw:ellipse draw:style-name="gr7" draw:text-style-name="P1" draw:layer="layout" svg:width="2.5cm" svg:height="1.5cm" svg:x="18.5cm" svg:y="18cm">
          <text:p text:style-name="P1">Chk</text:p>
        </draw:ellipse>
        <draw:frame draw:style-name="gr5" draw:text-style-name="P3" draw:layer="layout" svg:width="5.413cm" svg:height="0.725cm" svg:x="21.255cm" svg:y="18.5cm">
          <draw:text-box>
            <text:p><text:span text:style-name="T1">Status : havetoresolved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09-28T21:15:17.12</dc:date>
    <dc:creator>Caroline Gabes</dc:creator>
    <meta:editing-duration>PT00H58M15S</meta:editing-duration>
    <meta:editing-cycles>18</meta:editing-cycles>
    <meta:generator>OpenOffice.org/3.1$Win32 OpenOffice.org_project/310m11$Build-9399</meta:generator>
    <meta:document-statistic meta:object-count="35"/>
  </office:meta>
</office:document-meta>
</file>